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1:24:03.977626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13T21:44:49.506079450</dc:date>
    <dc:creator>Jesus Castagnetto</dc:creator>
    <meta:editing-duration>P7DT10H26M</meta:editing-duration>
    <meta:editing-cycles>636</meta:editing-cycles>
    <meta:generator>LibreOffice/7.1.5.2$Linux_X86_64 LibreOffice_project/10$Build-2</meta:generator>
    <meta:document-statistic meta:table-count="1" meta:cell-count="6183" meta:object-count="0"/>
  </office:meta>
</office:document-meta>
</file>